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61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134.88mm"/>
    </style:style>
    <style:style style:name="co6" style:family="table-column">
      <style:table-column-properties fo:break-before="auto" style:column-width="94.8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99pt solid #000000" fo:background-color="#fff2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9"/>
        <table:table-column table:style-name="co6" table:default-cell-style-name="ce3"/>
        <table:table-column table:style-name="co7" table:number-columns-repeated="1017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FAIT : </text:p>
          </table:table-cell>
          <table:table-cell table:style-name="ce4" table:formula="of:=SUM([.B3:.B653])/653" office:value-type="percentage" office:value="0.271056661562021" calcext:value-type="percentage">
            <text:p>27,11 %</text:p>
          </table:table-cell>
          <table:table-cell table:style-name="ce4" table:formula="of:=SUM([.C3:.C653])/653" office:value-type="percentage" office:value="0.269525267993874" calcext:value-type="percentage">
            <text:p>26,95 %</text:p>
          </table:table-cell>
          <table:table-cell table:style-name="ce4" table:formula="of:=SUM([.D3:.D653])/653" office:value-type="percentage" office:value="0.228177641653905" calcext:value-type="percentage">
            <text:p>22,82 %</text:p>
          </table:table-cell>
          <table:table-cell table:style-name="ce7"/>
          <table:table-cell table:style-name="ce10" table:number-columns-repeated="1018"/>
          <table:table-cell table:style-name="ce11"/>
        </table:table-row>
        <table:table-row table:style-name="ro1">
          <table:table-cell table:style-name="Default"/>
          <table:table-cell table:style-name="ce2" office:value-type="string" calcext:value-type="string">
            <text:p>VALIDATION</text:p>
          </table:table-cell>
          <table:table-cell table:style-name="ce2" office:value-type="string" calcext:value-type="string">
            <text:p>STRUCTURE*</text:p>
          </table:table-cell>
          <table:table-cell table:style-name="ce2" office:value-type="string" calcext:value-type="string">
            <text:p>METADONNEES</text:p>
          </table:table-cell>
          <table:table-cell table:style-name="ce8" office:value-type="string" calcext:value-type="string">
            <text:p>métadonnées, manque : </text:p>
          </table:table-cell>
          <table:table-cell table:style-name="ce8" office:value-type="string" calcext:value-type="string">
            <text:p>* celle-ci doit être similaire d’un tome à l’autre</text:p>
          </table:table-cell>
          <table:table-cell table:style-name="ce2" table:number-columns-repeated="1017"/>
          <table:table-cell/>
        </table:table-row>
        <table:table-row table:style-name="ro1">
          <table:table-cell table:style-name="Default" office:value-type="string" calcext:value-type="string">
            <text:p>action_n2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 ; source pdf</text:p>
          </table:table-cell>
          <table:table-cell table:style-name="ce8"/>
          <table:table-cell table:style-name="ce2" table:number-columns-repeated="1017"/>
          <table:table-cell/>
        </table:table-row>
        <table:table-row table:style-name="ro1">
          <table:table-cell table:style-name="Default" office:value-type="string" calcext:value-type="string">
            <text:p>action_n3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tion_n4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dam-et-feneon_petit-glossai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derer_de-la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goult_dante-et-goeth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comment-on-devient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balat_ennemis-de-l-art-d-ecr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formation-du-styl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mal-d-ecrire-et-roman-contempora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souvenir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apologie-etud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dialogue-poesie-et-philosophie.xml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label type="speaker"&gt;, 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essai-societ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harmonie-langu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jugements-rousseau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melanges-litterair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observations-art-tradui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reflexions-elocution-oratoi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reflexions-gout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reflexions-od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reflexions-poesi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rreat_critique-scientifiqu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sselineau_roman-bourgeois-prefac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uger-louis-simon_discours-romant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uguis_chamfort-notic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inville_critique-mort-jeun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inville-psychologie-des-tit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ju_anarchi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ju_verite-ecole-decaden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llanche_essai-institutions-social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ante_tableau-litterature-18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bas-bleu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ote-grande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ritiques-divers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critiques-ou-jug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de-l-histoi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femmes-et-moralist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goethe-diderot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historiens-politiqu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historien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journalistes-et-polemist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litterature-epistolai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litterature-etrang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philosophes-et-ecrivains-religieux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philosophes-et-ecrivains-religieux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poesi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poetes-0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poetes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roman-contempora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ciers-d-hier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romancier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voyageurs-et-romancier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ine_musset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res_famil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res_tain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 + deux titl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shkirtseff_lettr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udelaire_art-romantiqu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udelaire_curiosites-esthe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algette_esprit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zalgette_latin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zin_lecteurs-de-roman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personnages-de-roma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province-dans-le-roma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roman-popul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un-peintre-ecrivain-froment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critiques-et-romancier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aunier_idees-et-homm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aunier_idees-et-hommes-03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aunier_poesi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aunier_service-deess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aunier_visages-d-hie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zee_encyclopedi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ibl contient un auteur différent que le titleStmt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cq-de-fouquieres_art-mise-en-scen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llessort_nouvelles-etud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conscienc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dure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 ; 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energi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 ; 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evolutio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franc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mati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pense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 ; 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r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sourc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 ; 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nard_articl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nard_introduction-medecine-experimental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nard_lecons-phenomenes-vie-I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nard_lecons-physio-experimentale-II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nard_lecons-physio-experimental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trand-louis_renaissance-classiqu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ublisher : SUDOC, même ouvrage, indique “Imprimerie de la "Renaissance latine"”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igot_esthetique-naturalis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loy_propos-entrepreneu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chaud_considerations-ecoles-poe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gle_idees_egalitai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essais-psychologie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essais-psychologie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etudes-01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etudes-03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nouvelles-pages-de-critique-0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itle : une partie mis en commentaire (indécision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nouvelles-pages-de-critique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itle : une partie mis en commentaire (indécision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pages-de-critiqu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temoignages-0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temoignages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troux_lois-naturel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vet_lyr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emond_poesie-pur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ricaire-de-la-dixmerie_deux-ages-du-gout_1769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icaire-de-la-dixmerie_discours-romans_177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isson_comedi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banqueroute-du-naturalism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runetiere_epoques-theat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ssais-litteratu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4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5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volution-des-gen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manuel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metaphysique-positivist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 ; 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runetiere_nouveaux-essais-litteratu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nouvelles-questions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roman-naturalis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science-et-religio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uchon-max_realisme.xm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byvanck_hollandais-a-pari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ailhava_etudes-molie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“Debray”, information mise en commentaire (à quoi correspond-t-elle ?) ; 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apus_boulevard-coulisses.xml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caro_poesie-scientif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aro_poetes-et-romancier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aro_sand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arrau_articl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ibl/date : 1875-1884, 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asella-gaubert_nouvelle-litteratu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/titre : une partie mis en commentaire (sommaire ?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hamfort_ebauch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hamfort_notes-la-fontain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hampfleury_balzac-method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harpentier_mal-du-siecl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hateaubriand_genie-du-christianisme-02-03_1827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ibl incertain : quel est le titre de l’ouvrage 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hateaubriand_melanges-litterair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ibl incertain : quel est le titre de l’ouvrage ? ; 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haudon_bibliotheque-d-un-homme-de-gout-01_177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haudon_bibliotheque-d-un-homme-de-gout-02_177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laretie_moli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ollectif_articles-pour-baudelair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llectif_emile-augier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llectif_terre-a-emile-zola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te_cours-philosophie-positiv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mte_discours-esprit-positif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onstant_preface-adolph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nstant_reflexions-wallstein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ousin_du-vrai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ousin_introduction-philosoph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ousin_kant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revel_clavecin-diderot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urce pdf ; 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revel_esprit-contre-raison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, 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roze_confessions-litterai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uvillier-fleury_critiqu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arwin_origine-des-espec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audet-leon_idees-en-march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audet-leon_stupide-19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avid-sauvageot_realisme-et-natural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lecluze_louis-david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mogeot_critique-et-critiques-en-franc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mogeot_lettres-et-homme-de-lett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raismes_epidemie-naturalis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-essarts_patriotism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-essarts_portraits-de-mait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-essarts_sentiment-admiratio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emile_preface-etud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gaston_vie-et-livr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gaston_vie-et-livr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gaston_vie-et-livres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gaston_vie-et-livres-04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gaston_vie-et-livres-05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mps-gaston_vie-et-livres-06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eschanel-emile_physiologie-ecrivains-et-arti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nel-emile_romant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claude-ner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correspondance-gener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essais-peinture-176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plan-universi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5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6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6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6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ecriv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hommes-et-ide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jeu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poesie-lyr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portraits-ecriv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bos_approximat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camp_preface-chants-moder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casse_histoire-anecdo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fresnois_une-annee-de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bos_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marsais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marsais_trop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mas-pere_simples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puy_poetes-et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cours-de-philosoph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empirisme-rationaliste-de-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jugements-de-valeu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regles-methode-sociolog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solier_ceci-n-est-pas-un-liv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solier_nos-gens-de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val_litterature-drama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gger_paro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quilbecq_litterature-merveilleuse-des-noi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rmitage_poetes-et-leurs-poe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tienne_discours-recep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anticleric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art-de-l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n-lisant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n-lisant-nietzsc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tudes-litteraires-16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tudes-litteraires-18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tudes-litteraires-19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la-fon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-compa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s-et-moralist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s-et-moralist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s-et-moralist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ur-qu-on-lise-plat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rousseau-contr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zola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lat_femm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ontanes_litterature-et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ouillee_psychologie-idees-for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ommel_esquisses-contemporai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ustel-de-coulanges_cite-an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cher_causeri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ltier_bovary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tier-judith_collier-des-jo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tier-theophile_histoire-romant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tier-theophile_portrait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offroy_cours-litterature-drama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offroy_cours-litterature-drama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offroy_cours-litterature-dramatiqu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eon_art-du-theat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eon_direc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eon_poesie-et-empi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dates-et-oeu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en-metho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methode-evolutiv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poesi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bert_dix-annees-roma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ceux-qu-on-li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mercredis-d-un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bineau_etudes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hokousa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journal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journal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journal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prefaces-et-manife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dall_articles-figaro_1855-185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chemin-de-velo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culture-des-ide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dissocia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esthetique-de-la-lang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fin-de-l-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livre-des-mas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livre-des-masqu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bleme-du-sty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menades-philosophi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menades-philosophiqu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menades-philosophiqu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-jean_muse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regh_human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erin-charles_joies-grises-notu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izot_etudes-shakespe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izot_notices-shakespe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yau_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yau_problemes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azard_quatre-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nnequin_critiqu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nnequin_ecrivains-franci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nnequin_quelques-ecrivains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umann_mouvement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ugo_prefa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ugo_shakespe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uret_enquet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rail_querelles-litteraires-01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rail_querelles-litteraires-02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et_cerveau-et-pens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et_crise-philosoph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et_problemes-19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in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in_litterature_drama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rry_div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ouvin_a-travers-la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ahn_preface-vers-lib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ahn_symbolistes-et-decaden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ahn_vers-lib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ufferath_musiciens-et-philosoph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bruyere_ouvrages-esprit_169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grange_prefa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harpe_rac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hom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poes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trag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cuzon_integ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fargue_legende-de-victor-hugo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fargue_origines-du-romant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gardie_causeries-parisienn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destinees-poes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i_observations-trag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boileau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conseil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histoire-litterature-franc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hommes-et-li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metho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prade_questions-d-art-et-de-mor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sserre_roman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sserre_romantisme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crise-litteraire-et-natu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emile-zola-devant-les-jeu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essai-natu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parad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goffic_romancier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comte-jules_lettre-sur-les-ecrivains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conte-de-lisle_poete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hateaubriand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jean-jacques-rousseau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jean-rac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considerations-sur-werthe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discours-aux-arti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discours-aux-philosoph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poesie-de-sty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ievre_esquisses-criti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oliee_roman-popul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llarme_musique-et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19e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academ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lat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poetes-mid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prix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theatre-et-liv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montel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tin-du-gard-maurice_feux-tournan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uclair_etat-actuel-de-la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uclair_prejuge-de-la-vie-de-bohe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legende-du-parnas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mouvement-poetique-francais-01-rappo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mouvement-poetique-franca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nechet_matine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cier_bonheur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cier_litterature-et-litterateurs_177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imee_alexandre-pouchk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lle_roman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rbeau_ecriv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rbeau_ecrivai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ckel_propo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land_moliere-comedie-italien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od_maitres-histo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dramaturges-et-romanci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essais-de-litteratur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types-litteraires-et-fantaisies-esthe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squieu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esquis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manifeste-ecole-roma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premieres-arm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reflexions-poe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variations-vie-et-li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demain-questions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sens-religieux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hlfeld_fin-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hlfeld_monde-ou-l-on-impri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rger_propos-vil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ettement_histoire-litterature-francaise-restaur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ettement_roman-contempora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aegr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essais-ecole-roman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ordau_degeneresc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lante_antinomi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rdo-bazan_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ris-gaston_legen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ulhan_morale-iron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ulhan_psychologie-inven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hugo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note-bergs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note-descar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zangwill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ierre-quint_droits-ecriv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essai-adolp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nouveaux-portraits-litteraires-01_185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nouveaux-portraits-litteraires-02_185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1_183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1_185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2_183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2_185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incare_la-valeur-de-la-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itou_roman-et-theat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ntmartin_causeri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ntmartin_causeries-samed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revost-paradol_jonathan-swif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aynaud_melee-symbolist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aynaud_melee-symbolist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DME.m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lisme_n1-2_185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lisme_n3-6_185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bell_culte-des-ido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gio_oeuvre-bourge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de-mon-temp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figures-et-caracte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oete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ortra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ro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avenir-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discours-et-conferen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n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refor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souveni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vie-de-jesu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method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princes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arabes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aspec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preface-archipel-en-fle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XIII_idylles_diabol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ymond_corneille-shakespeare-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bot_atten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bot_pychologi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goley-de-juvigny_discours-progres-des-lettres_177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arol_dan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iere_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iere_quelques-prog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assommoi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essai-sur-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etudes-19e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idees-mora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litterature-compa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ederer_memoires-societe-pol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yner_massacre-amazo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yner_prostit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cy_rapport-progres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esthetique-consideree-comme-science-sac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inutilite-de-la-calomn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manifeste-natur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monde-attend-son-evangi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theme-a-varia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rene-taillandier_realisme-ep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hommes-et-dieux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mas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theatre-contempora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hroniques-parisiennes_187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1_186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2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3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4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5_187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de-femmes-ed06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lomon_etudes-et-portra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nd_autour-de-la-tab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rcey_quarante-a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uvebois_apres-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vine_etapes-natural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egalen_observation-medic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eignobos_introduction-etudes-histor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gi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grands-espr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-dialogues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riau-paul_imagination-art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riau-paul_reverie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pronck_artist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pass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reflexions-suici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etude-litterature-moder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petite-com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reputatio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reputat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endhal_racine-et-shakspea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endhal_racine-et-shakspea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derniers-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intelligenc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intelligenc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la-fon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litteratur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nouveaux-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hilosophes-class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hilosophie-art-gre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ositivisme-angl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saint-sim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schereau_vi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amiel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flaube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histoire-litterature-franc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idees-politiques-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interie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physiolog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poesie-mallar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roma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valery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omas_essai-elog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opin_romancier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acherot_science-con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annoz_articles-revue-bleue_19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erlaine_oeuvres-posthum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erlaine_oeuvres-posthum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co_michele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ennet_epitre-mu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etudes-litterature-ancien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genie-pind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tableau-litterature-moyen-ag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net_litterature-francaise-19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net_moralistes-16e-17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san_attitude-ly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san_paysages-introspectifs_prefa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gue_roman-rus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ltaire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ltaire_vi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b_config.cfg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essais-histoire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ilde_derniers-essai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yzewa_ecrivains-etranger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yzewa_nos-mai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zola_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zola_roman-experimental.xml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79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 style:data-style-name="N2" text:time-value="15:15:02.4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6.2$Windows_X86_64 LibreOffice_project/0c292870b25a325b5ed35f6b45599d2ea4458e77</meta:generator>
    <dc:date>2019-07-01T17:16:10.113000000</dc:date>
    <meta:editing-duration>P1DT3H40M25S</meta:editing-duration>
    <meta:editing-cycles>34</meta:editing-cycles>
    <meta:document-statistic meta:table-count="1" meta:cell-count="1255" meta:object-count="0"/>
  </office:meta>
</office:document-meta>
</file>